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6d50" officeooo:paragraph-rsid="000c6d50" style:font-weight-asian="bold" style:font-weight-complex="bold"/>
    </style:style>
    <style:style style:name="P2" style:family="paragraph" style:parent-style-name="Standard">
      <style:text-properties fo:font-weight="bold" officeooo:rsid="000c6d50" officeooo:paragraph-rsid="0010f18f" style:font-weight-asian="bold" style:font-weight-complex="bold"/>
    </style:style>
    <style:style style:name="P3" style:family="paragraph" style:parent-style-name="Standard">
      <style:text-properties fo:font-weight="bold" officeooo:rsid="000c6d50" officeooo:paragraph-rsid="002410f2" style:font-weight-asian="bold" style:font-weight-complex="bold"/>
    </style:style>
    <style:style style:name="P4" style:family="paragraph" style:parent-style-name="Standard">
      <style:text-properties fo:font-weight="bold" officeooo:rsid="000db41b" officeooo:paragraph-rsid="000db41b" style:font-weight-asian="bold" style:font-weight-complex="bold"/>
    </style:style>
    <style:style style:name="P5" style:family="paragraph" style:parent-style-name="Standard">
      <style:text-properties fo:font-weight="bold" officeooo:rsid="000db41b" officeooo:paragraph-rsid="0010f18f" style:font-weight-asian="bold" style:font-weight-complex="bold"/>
    </style:style>
    <style:style style:name="P6" style:family="paragraph" style:parent-style-name="Standard">
      <style:text-properties fo:font-weight="bold" officeooo:rsid="000db41b" officeooo:paragraph-rsid="0027b94e" style:font-weight-asian="bold" style:font-weight-complex="bold"/>
    </style:style>
    <style:style style:name="P7" style:family="paragraph" style:parent-style-name="Standard">
      <style:text-properties fo:font-weight="bold" officeooo:rsid="000db41b" officeooo:paragraph-rsid="002989c5" style:font-weight-asian="bold" style:font-weight-complex="bold"/>
    </style:style>
    <style:style style:name="P8" style:family="paragraph" style:parent-style-name="Standard">
      <style:text-properties fo:font-weight="bold" officeooo:rsid="000db41b" officeooo:paragraph-rsid="002a86ef" style:font-weight-asian="bold" style:font-weight-complex="bold"/>
    </style:style>
    <style:style style:name="P9" style:family="paragraph" style:parent-style-name="Standard">
      <style:text-properties fo:font-weight="bold" officeooo:rsid="000e95f4" officeooo:paragraph-rsid="000e95f4" style:font-weight-asian="bold" style:font-weight-complex="bold"/>
    </style:style>
    <style:style style:name="P10" style:family="paragraph" style:parent-style-name="Standard">
      <style:text-properties fo:font-weight="bold" officeooo:rsid="000e95f4" officeooo:paragraph-rsid="0010fb35" style:font-weight-asian="bold" style:font-weight-complex="bold"/>
    </style:style>
    <style:style style:name="P11" style:family="paragraph" style:parent-style-name="Standard">
      <style:text-properties fo:font-weight="bold" officeooo:rsid="000fe8b4" officeooo:paragraph-rsid="000c6d50" style:font-weight-asian="bold" style:font-weight-complex="bold"/>
    </style:style>
    <style:style style:name="P12" style:family="paragraph" style:parent-style-name="Standard">
      <style:text-properties fo:font-weight="bold" officeooo:rsid="0014721c" officeooo:paragraph-rsid="0014721c" style:font-weight-asian="bold" style:font-weight-complex="bold"/>
    </style:style>
    <style:style style:name="P13" style:family="paragraph" style:parent-style-name="Standard">
      <style:text-properties fo:font-weight="bold" officeooo:rsid="00174b3c" officeooo:paragraph-rsid="00174b3c" style:font-weight-asian="bold" style:font-weight-complex="bold"/>
    </style:style>
    <style:style style:name="P14" style:family="paragraph" style:parent-style-name="Standard">
      <style:text-properties fo:font-weight="bold" officeooo:rsid="00174b3c" officeooo:paragraph-rsid="002410f2" style:font-weight-asian="bold" style:font-weight-complex="bold"/>
    </style:style>
    <style:style style:name="P15" style:family="paragraph" style:parent-style-name="Standard">
      <style:text-properties fo:font-weight="bold" officeooo:rsid="0019344a" officeooo:paragraph-rsid="0019344a" style:font-weight-asian="bold" style:font-weight-complex="bold"/>
    </style:style>
    <style:style style:name="P16" style:family="paragraph" style:parent-style-name="Standard">
      <style:text-properties fo:font-weight="bold" officeooo:rsid="0019344a" officeooo:paragraph-rsid="002410f2" style:font-weight-asian="bold" style:font-weight-complex="bold"/>
    </style:style>
    <style:style style:name="P17" style:family="paragraph" style:parent-style-name="Standard">
      <style:text-properties fo:font-weight="bold" officeooo:rsid="001a9915" officeooo:paragraph-rsid="001a9915" style:font-weight-asian="bold" style:font-weight-complex="bold"/>
    </style:style>
    <style:style style:name="P18" style:family="paragraph" style:parent-style-name="Standard">
      <style:text-properties fo:font-weight="bold" officeooo:rsid="001a9915" officeooo:paragraph-rsid="002410f2" style:font-weight-asian="bold" style:font-weight-complex="bold"/>
    </style:style>
    <style:style style:name="P19" style:family="paragraph" style:parent-style-name="Standard">
      <style:text-properties fo:font-weight="bold" officeooo:rsid="001a9915" officeooo:paragraph-rsid="0027b94e" style:font-weight-asian="bold" style:font-weight-complex="bold"/>
    </style:style>
    <style:style style:name="P20" style:family="paragraph" style:parent-style-name="Standard">
      <style:text-properties fo:font-weight="bold" officeooo:rsid="001baa30" officeooo:paragraph-rsid="001baa30" style:font-weight-asian="bold" style:font-weight-complex="bold"/>
    </style:style>
    <style:style style:name="P21" style:family="paragraph" style:parent-style-name="Standard">
      <style:text-properties fo:font-weight="bold" officeooo:rsid="001baa30" officeooo:paragraph-rsid="002410f2" style:font-weight-asian="bold" style:font-weight-complex="bold"/>
    </style:style>
    <style:style style:name="P22" style:family="paragraph" style:parent-style-name="Standard">
      <style:text-properties fo:font-weight="bold" officeooo:rsid="001d39a6" officeooo:paragraph-rsid="001d39a6" style:font-weight-asian="bold" style:font-weight-complex="bold"/>
    </style:style>
    <style:style style:name="P23" style:family="paragraph" style:parent-style-name="Standard">
      <style:text-properties fo:font-weight="bold" officeooo:rsid="001d39a6" officeooo:paragraph-rsid="002410f2" style:font-weight-asian="bold" style:font-weight-complex="bold"/>
    </style:style>
    <style:style style:name="P24" style:family="paragraph" style:parent-style-name="Standard">
      <style:text-properties fo:font-weight="bold" officeooo:rsid="001ec867" officeooo:paragraph-rsid="001ec867" style:font-weight-asian="bold" style:font-weight-complex="bold"/>
    </style:style>
    <style:style style:name="P25" style:family="paragraph" style:parent-style-name="Standard">
      <style:text-properties fo:font-weight="bold" officeooo:rsid="001ec867" officeooo:paragraph-rsid="002a86ef" style:font-weight-asian="bold" style:font-weight-complex="bold"/>
    </style:style>
    <style:style style:name="P26" style:family="paragraph" style:parent-style-name="Standard">
      <style:text-properties fo:font-weight="bold" officeooo:rsid="001fedb2" officeooo:paragraph-rsid="001fedb2" style:font-weight-asian="bold" style:font-weight-complex="bold"/>
    </style:style>
    <style:style style:name="P27" style:family="paragraph" style:parent-style-name="Standard">
      <style:text-properties fo:font-weight="bold" officeooo:rsid="001fedb2" officeooo:paragraph-rsid="002410f2" style:font-weight-asian="bold" style:font-weight-complex="bold"/>
    </style:style>
    <style:style style:name="P28" style:family="paragraph" style:parent-style-name="Standard">
      <style:text-properties fo:font-weight="bold" officeooo:rsid="001fedb2" officeooo:paragraph-rsid="002a86ef" style:font-weight-asian="bold" style:font-weight-complex="bold"/>
    </style:style>
    <style:style style:name="P29" style:family="paragraph" style:parent-style-name="Standard">
      <style:text-properties fo:font-weight="bold" officeooo:rsid="0021e3e8" officeooo:paragraph-rsid="0021e3e8" style:font-weight-asian="bold" style:font-weight-complex="bold"/>
    </style:style>
    <style:style style:name="P30" style:family="paragraph" style:parent-style-name="Standard">
      <style:text-properties fo:font-weight="bold" officeooo:rsid="0021e3e8" officeooo:paragraph-rsid="002410f2" style:font-weight-asian="bold" style:font-weight-complex="bold"/>
    </style:style>
    <style:style style:name="P31" style:family="paragraph" style:parent-style-name="Standard">
      <style:text-properties fo:font-weight="bold" officeooo:rsid="0023d2f9" officeooo:paragraph-rsid="0023d2f9" style:font-weight-asian="bold" style:font-weight-complex="bold"/>
    </style:style>
    <style:style style:name="P32" style:family="paragraph" style:parent-style-name="Standard">
      <style:text-properties fo:font-weight="bold" officeooo:rsid="0023d2f9" officeooo:paragraph-rsid="002410f2" style:font-weight-asian="bold" style:font-weight-complex="bold"/>
    </style:style>
    <style:style style:name="P33" style:family="paragraph" style:parent-style-name="Standard">
      <style:text-properties fo:font-weight="bold" officeooo:rsid="0023d2f9" officeooo:paragraph-rsid="002989c5" style:font-weight-asian="bold" style:font-weight-complex="bold"/>
    </style:style>
    <style:style style:name="P34" style:family="paragraph" style:parent-style-name="Standard">
      <style:text-properties fo:font-weight="bold" officeooo:rsid="002d7416" officeooo:paragraph-rsid="000c6d50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 style:writing-mode="lr-tb"/>
      <style:text-properties fo:font-weight="normal" officeooo:rsid="000ae5e1" officeooo:paragraph-rsid="0014721c" style:font-weight-asian="normal" style:font-weight-complex="normal"/>
    </style:style>
    <style:style style:name="P36" style:family="paragraph" style:parent-style-name="Standard">
      <style:paragraph-properties fo:line-height="115%" fo:text-align="justify" style:justify-single-word="false" style:writing-mode="lr-tb"/>
      <style:text-properties fo:font-weight="normal" officeooo:rsid="002d7416" officeooo:paragraph-rsid="002d7416" style:font-weight-asian="normal" style:font-weight-complex="normal"/>
    </style:style>
    <style:style style:name="P37" style:family="paragraph" style:parent-style-name="Standard">
      <style:paragraph-properties fo:line-height="115%" fo:text-align="justify" style:justify-single-word="false" style:writing-mode="lr-tb"/>
      <style:text-properties fo:font-weight="normal" officeooo:rsid="002f3953" officeooo:paragraph-rsid="002f3953" style:font-weight-asian="normal" style:font-weight-complex="normal"/>
    </style:style>
    <style:style style:name="P38" style:family="paragraph" style:parent-style-name="Standard">
      <style:paragraph-properties fo:line-height="115%" fo:text-align="justify" style:justify-single-word="false" style:writing-mode="lr-tb"/>
      <style:text-properties officeooo:paragraph-rsid="0014721c"/>
    </style:style>
    <style:style style:name="P3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4721c"/>
    </style:style>
    <style:style style:name="T1" style:family="text">
      <style:text-properties fo:color="#a9b7c6" style:font-name="Source Code Pro" fo:font-size="10.5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f18f" style:font-weight-asian="normal" style:font-weight-complex="normal"/>
    </style:style>
    <style:style style:name="T4" style:family="text">
      <style:text-properties fo:font-weight="normal" officeooo:rsid="0010fb35" style:font-weight-asian="normal" style:font-weight-complex="normal"/>
    </style:style>
    <style:style style:name="T5" style:family="text">
      <style:text-properties fo:font-weight="normal" officeooo:rsid="0011dc07" style:font-weight-asian="normal" style:font-weight-complex="normal"/>
    </style:style>
    <style:style style:name="T6" style:family="text">
      <style:text-properties fo:font-weight="normal" officeooo:rsid="0015b517" style:font-weight-asian="normal" style:font-weight-complex="normal"/>
    </style:style>
    <style:style style:name="T7" style:family="text">
      <style:text-properties fo:font-weight="normal" officeooo:rsid="0027b94e" style:font-weight-asian="normal" style:font-weight-complex="normal"/>
    </style:style>
    <style:style style:name="T8" style:family="text">
      <style:text-properties fo:font-weight="normal" officeooo:rsid="002989c5" style:font-weight-asian="normal" style:font-weight-complex="normal"/>
    </style:style>
    <style:style style:name="T9" style:family="text">
      <style:text-properties fo:font-weight="normal" officeooo:rsid="002b6bba" style:font-weight-asian="normal" style:font-weight-complex="normal"/>
    </style:style>
    <style:style style:name="T10" style:family="text">
      <style:text-properties fo:font-weight="normal" officeooo:rsid="002ca363" style:font-weight-asian="normal" style:font-weight-complex="normal"/>
    </style:style>
    <style:style style:name="T11" style:family="text">
      <style:text-properties fo:font-weight="normal" officeooo:rsid="002d4727" style:font-weight-asian="normal" style:font-weight-complex="normal"/>
    </style:style>
    <style:style style:name="T12" style:family="text">
      <style:text-properties fo:color="#000000" style:font-name="Liberation Serif" fo:font-size="12pt" fo:font-weight="normal" officeooo:rsid="0024d04e" style:font-name-asian="Times New Roman" style:font-size-asian="12pt" style:font-weight-asian="normal" style:font-name-complex="Times New Roman" style:font-size-complex="12pt" style:font-weight-complex="normal"/>
    </style:style>
    <style:style style:name="T13" style:family="text">
      <style:text-properties fo:color="#000000" style:font-name="Liberation Serif" fo:font-size="12pt" fo:font-weight="normal" officeooo:rsid="0010f18f" style:font-name-asian="Times New Roman" style:font-size-asian="12pt" style:font-weight-asian="normal" style:font-name-complex="Times New Roman" style:font-size-complex="12pt" style:font-weight-complex="normal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fo:font-weight="normal" style:font-weight-asian="normal" style:font-weight-complex="normal"/>
    </style:style>
    <style:style style:name="T16" style:family="text">
      <style:text-properties fo:color="#000000" style:text-underline-style="none" fo:font-weight="normal" officeooo:rsid="002b6bba" style:font-weight-asian="normal" style:font-weight-complex="normal"/>
    </style:style>
    <style:style style:name="T17" style:family="text">
      <style:text-properties officeooo:rsid="0013857c"/>
    </style:style>
    <style:style style:name="T18" style:family="text">
      <style:text-properties officeooo:rsid="00192abf"/>
    </style:style>
    <style:style style:name="T19" style:family="text">
      <style:text-properties officeooo:rsid="0015b517"/>
    </style:style>
    <style:style style:name="T20" style:family="text">
      <style:text-properties officeooo:rsid="001baa30"/>
    </style:style>
    <style:style style:name="T21" style:family="text">
      <style:text-properties officeooo:rsid="0025f88e"/>
    </style:style>
    <style:style style:name="T22" style:family="text">
      <style:text-properties officeooo:rsid="002d7416"/>
    </style:style>
    <style:style style:name="T23" style:family="text">
      <style:text-properties officeooo:rsid="002dbb11"/>
    </style:style>
    <style:style style:name="T24" style:family="text">
      <style:text-properties officeooo:rsid="002f4f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</text:p>
      <text:p text:style-name="P13">Scenario: Create User</text:p>
      <text:p text:style-name="P15">Given <text:span text:style-name="T2">I have the following user details:</text:span></text:p>
      <text:p text:style-name="P15"><text:span text:style-name="T2">| id | username | password | email | is_admin |</text:span></text:p>
      <text:p text:style-name="P15"><text:span text:style-name="T2">| 9 | user9 | pass9 | </text:span><text:a xlink:type="simple" xlink:href="mailto:user9@estore.com"><text:span text:style-name="T15">user9@estore.com</text:span></text:a><text:span text:style-name="T2"> <text:s/>| False |</text:span></text:p>
      <text:p text:style-name="P17">When <text:span text:style-name="T2">I POST to the user url '/api/v1/users/'</text:span></text:p>
      <text:p text:style-name="P20">Then <text:span text:style-name="T2">I get the '201' response</text:span></text:p>
      <text:p text:style-name="P17"><text:span text:style-name="T20">And</text:span> <text:span text:style-name="T2">I should get a user field 'status' containing 'ok'</text:span></text:p>
      <text:p text:style-name="P17">And <text:span text:style-name="T2">I should get a user field 'message' containing 'ok'</text:span></text:p>
      <text:p text:style-name="P1"/>
      <text:p text:style-name="P29">Scenario: Create User with existing ID</text:p>
      <text:p text:style-name="P29">Given <text:span text:style-name="T2">the following user details are already in the system:</text:span></text:p>
      <text:p text:style-name="P29"><text:span text:style-name="T2">| id | username | password | email | is_admin |</text:span></text:p>
      <text:p text:style-name="P29"><text:span text:style-name="T2">| 9 | user9 | pass9 | </text:span><text:a xlink:type="simple" xlink:href="mailto:user9@estore.com"><text:span text:style-name="T15">user9@estore.com</text:span></text:a><text:span text:style-name="T2"> <text:s/>| False | </text:span></text:p>
      <text:p text:style-name="P31">When <text:span text:style-name="T2">I Post to the user url '/api/v1/users/'</text:span></text:p>
      <text:p text:style-name="P31">Then <text:span text:style-name="T2">I get the '201' response</text:span></text:p>
      <text:p text:style-name="P31">And <text:span text:style-name="T2">I should get the user field 'status' containing 'ok'</text:span></text:p>
      <text:p text:style-name="P31">And <text:span text:style-name="T2">I should get the user field 'message' containing 'id exists'</text:span></text:p>
      <text:p text:style-name="P1"/>
      <text:p text:style-name="P22">Scenario: Update User</text:p>
      <text:p text:style-name="P22">Given <text:span text:style-name="T2">the user id '9' details::</text:span></text:p>
      <text:p text:style-name="P22"><text:span text:style-name="T2">| id | username | password | email | is_admin |</text:span></text:p>
      <text:p text:style-name="P22"><text:span text:style-name="T2">| 9 | user9 | pass9 | </text:span><text:a xlink:type="simple" xlink:href="mailto:user9@estore.com"><text:span text:style-name="T15">user9@estore.com</text:span></text:a><text:span text:style-name="T2"> | False |</text:span></text:p>
      <text:p text:style-name="P24">And <text:span text:style-name="T2">new user details for user id '9':</text:span></text:p>
      <text:p text:style-name="P24"><text:span text:style-name="T2">| id | username | password | email | is_admin |</text:span></text:p>
      <text:p text:style-name="P24"><text:span text:style-name="T2">| 9 | user9 | password9 </text:span><text:a xlink:type="simple" xlink:href="mailto:%7Cuser9@estore.com"><text:span text:style-name="T15">| </text:span></text:a><text:a xlink:type="simple" xlink:href="mailto:%7Cuser9@estore.com"><text:span text:style-name="T16">user9@estore.com</text:span></text:a><text:span text:style-name="T9"> </text:span><text:span text:style-name="T15">| False |</text:span></text:p>
      <text:p text:style-name="P26"><text:span text:style-name="T14">When </text:span><text:span text:style-name="T15">I send a PUT request to the user url '/api/v1/users/9/'</text:span></text:p>
      <text:p text:style-name="P26"><text:span text:style-name="T14">Then</text:span><text:span text:style-name="T15"> I get the '200' response</text:span></text:p>
      <text:p text:style-name="P26"><text:span text:style-name="T14">And </text:span><text:span text:style-name="T15">I should get a user field 'status' containing 'ok'</text:span></text:p>
      <text:p text:style-name="P1"/>
      <text:p text:style-name="P1">Scenario: Get User</text:p>
      <text:p text:style-name="P4">Given <text:span text:style-name="T2">user id '1' is in the system</text:span></text:p>
      <text:p text:style-name="P4">When <text:span text:style-name="T2">I retrieve the user '1'</text:span></text:p>
      <text:p text:style-name="P4">Then <text:span text:style-name="T2">I get the '200' response</text:span></text:p>
      <text:p text:style-name="P4">And <text:span text:style-name="T2">the following user details are shown:</text:span></text:p>
      <text:p text:style-name="P4"><text:span text:style-name="T2">| id | username | password </text:span><text:span text:style-name="T6">| email</text:span><text:span text:style-name="T2"> | is_admin |</text:span></text:p>
      <text:p text:style-name="P4"><text:span text:style-name="T2">| 1 | user1 | pass1 </text:span><text:span text:style-name="T6">| user1@estore.com</text:span><text:span text:style-name="T2"> | True </text:span><text:span text:style-name="T3">| </text:span></text:p>
      <text:p text:style-name="P1"/>
      <text:p text:style-name="P1">Scenario: Get User not in <text:span text:style-name="T17">the</text:span> Database</text:p>
      <text:p text:style-name="P9">Given <text:span text:style-name="T2">I access the user url '/api/v1/users/2/'</text:span></text:p>
      <text:p text:style-name="P9">When <text:span text:style-name="T2">I retrieve the user JSON result</text:span></text:p>
      <text:p text:style-name="P9">Then <text:span text:style-name="T2">I should get the '200' response</text:span></text:p>
      <text:p text:style-name="P9">And <text:span text:style-name="T2">it should have a user field 'status' containing 'ok'</text:span></text:p>
      <text:p text:style-name="P9">And<text:span text:style-name="T2"> it should have a user field 'message' containing 'No entries found'</text:span></text:p>
      <text:p text:style-name="P9">And<text:span text:style-name="T2"> it should have a user field 'count' containing '0'</text:span></text:p>
      <text:p text:style-name="P9">And<text:span text:style-name="T2"> it should have an empty field 'entries'</text:span></text:p>
      <text:p text:style-name="P1"/>
      <text:p text:style-name="P1"/>
      <text:p text:style-name="P1"/>
      <text:p text:style-name="P14"><text:soft-page-break/>Scenario: Create <text:span text:style-name="T21">Customer</text:span></text:p>
      <text:p text:style-name="P16">Given <text:span text:style-name="T2">I have the following user details:</text:span></text:p>
      <text:p text:style-name="P6"><text:span text:style-name="T2">| id | </text:span><text:span text:style-name="T3">first_name</text:span><text:span text:style-name="T2"> | </text:span><text:span text:style-name="T3">last_name</text:span><text:span text:style-name="T2"> | </text:span><text:span text:style-name="T3">address</text:span><text:span text:style-name="T2"> | </text:span><text:span text:style-name="T3">city | state | postal_code | country | phone | email | user_id | billing_address | shipping_address | date_created |</text:span></text:p>
      <text:p text:style-name="P6"><text:span text:style-name="T2">| </text:span><text:span text:style-name="T7">9</text:span><text:span text:style-name="T2"> | </text:span><text:span text:style-name="T3">first</text:span><text:span text:style-name="T7">9</text:span><text:span text:style-name="T2"> | </text:span><text:span text:style-name="T3">last</text:span><text:span text:style-name="T7">9</text:span><text:span text:style-name="T2"> | </text:span><text:span text:style-name="T3">address</text:span><text:span text:style-name="T7">9</text:span><text:span text:style-name="T3"> | city</text:span><text:span text:style-name="T7">9</text:span><text:span text:style-name="T3"> | state</text:span><text:span text:style-name="T7">9</text:span><text:span text:style-name="T3"> | postalcode</text:span><text:span text:style-name="T7">9</text:span><text:span text:style-name="T3"> | country</text:span><text:span text:style-name="T7">9</text:span><text:span text:style-name="T3"> | phone</text:span><text:span text:style-name="T7">9</text:span><text:span text:style-name="T3"> | test</text:span><text:span text:style-name="T8">9</text:span><text:span text:style-name="T3">@estore.com | </text:span><text:span text:style-name="T7">9</text:span><text:span text:style-name="T3"> | baddress</text:span><text:span text:style-name="T7">9</text:span><text:span text:style-name="T3"> | saddress</text:span><text:span text:style-name="T7">9</text:span><text:span text:style-name="T3"> | </text:span><text:span text:style-name="T12">2016-03-11 11:49:17 </text:span><text:span text:style-name="T13">| </text:span><text:span text:style-name="T3"><text:s text:c="2"/></text:span></text:p>
      <text:p text:style-name="P19">When <text:span text:style-name="T2">I POST to the user url '/api/v1/users/'</text:span></text:p>
      <text:p text:style-name="P21">Then <text:span text:style-name="T2">I get the '201' response</text:span></text:p>
      <text:p text:style-name="P18"><text:span text:style-name="T20">And</text:span> <text:span text:style-name="T2">I should get a user field 'status' containing 'ok'</text:span></text:p>
      <text:p text:style-name="P18">And <text:span text:style-name="T2">I should get a user field 'message' containing 'ok'</text:span></text:p>
      <text:p text:style-name="P3"/>
      <text:p text:style-name="P30">Scenario: Create User with existing ID</text:p>
      <text:p text:style-name="P30">Given <text:span text:style-name="T2">the following user details are already in the system:</text:span></text:p>
      <text:p text:style-name="P7"><text:span text:style-name="T2">| id | </text:span><text:span text:style-name="T3">first_name</text:span><text:span text:style-name="T2"> | </text:span><text:span text:style-name="T3">last_name</text:span><text:span text:style-name="T2"> | </text:span><text:span text:style-name="T3">address</text:span><text:span text:style-name="T2"> | </text:span><text:span text:style-name="T3">city | state | postal_code | country | phone | email | user_id | billing_address | shipping_address | date_created |</text:span></text:p>
      <text:p text:style-name="P7"><text:span text:style-name="T2">| </text:span><text:span text:style-name="T8">9</text:span><text:span text:style-name="T2"> | </text:span><text:span text:style-name="T3">first</text:span><text:span text:style-name="T8">9</text:span><text:span text:style-name="T2"> | </text:span><text:span text:style-name="T3">last</text:span><text:span text:style-name="T8">9</text:span><text:span text:style-name="T2"> | </text:span><text:span text:style-name="T3">address</text:span><text:span text:style-name="T8">9</text:span><text:span text:style-name="T3"> | city</text:span><text:span text:style-name="T8">9</text:span><text:span text:style-name="T3"> | state</text:span><text:span text:style-name="T8">9</text:span><text:span text:style-name="T3"> | postalcode</text:span><text:span text:style-name="T8">9</text:span><text:span text:style-name="T3"> | country</text:span><text:span text:style-name="T8">9</text:span><text:span text:style-name="T3"> | phone</text:span><text:span text:style-name="T8">9</text:span><text:span text:style-name="T3"> | test</text:span><text:span text:style-name="T8">9</text:span><text:span text:style-name="T3">@estore.com | </text:span><text:span text:style-name="T8">9</text:span><text:span text:style-name="T3"> | baddress</text:span><text:span text:style-name="T8">9</text:span><text:span text:style-name="T3"> | saddress</text:span><text:span text:style-name="T8">9</text:span><text:span text:style-name="T3"> | </text:span><text:span text:style-name="T12">2016-03-11 11:49:17 </text:span><text:span text:style-name="T13">| </text:span><text:span text:style-name="T3"><text:s text:c="2"/></text:span></text:p>
      <text:p text:style-name="P33">When <text:span text:style-name="T2">I Post to the user url '/api/v1/users/'</text:span></text:p>
      <text:p text:style-name="P32">Then <text:span text:style-name="T2">I get the '201' response</text:span></text:p>
      <text:p text:style-name="P32">And <text:span text:style-name="T2">I should get the user field 'status' containing 'ok'</text:span></text:p>
      <text:p text:style-name="P32">And <text:span text:style-name="T2">I should get the user field 'message' containing 'id exists'</text:span></text:p>
      <text:p text:style-name="P3"/>
      <text:p text:style-name="P23">Scenario: Update User</text:p>
      <text:p text:style-name="P23">Given <text:span text:style-name="T2">the user id '9' details::</text:span></text:p>
      <text:p text:style-name="P8"><text:span text:style-name="T2">| id | </text:span><text:span text:style-name="T3">first_name</text:span><text:span text:style-name="T2"> | </text:span><text:span text:style-name="T3">last_name</text:span><text:span text:style-name="T2"> | </text:span><text:span text:style-name="T3">address</text:span><text:span text:style-name="T2"> | </text:span><text:span text:style-name="T3">city | state | postal_code | country | phone | email | user_id | billing_address | shipping_address | date_created |</text:span></text:p>
      <text:p text:style-name="P8"><text:span text:style-name="T2">| </text:span><text:span text:style-name="T8">9</text:span><text:span text:style-name="T2"> | </text:span><text:span text:style-name="T3">first</text:span><text:span text:style-name="T8">9</text:span><text:span text:style-name="T2"> | </text:span><text:span text:style-name="T3">last</text:span><text:span text:style-name="T8">9</text:span><text:span text:style-name="T2"> | </text:span><text:span text:style-name="T3">address</text:span><text:span text:style-name="T8">9</text:span><text:span text:style-name="T3"> | city</text:span><text:span text:style-name="T8">9</text:span><text:span text:style-name="T3"> | state</text:span><text:span text:style-name="T8">9</text:span><text:span text:style-name="T3"> | postalcode</text:span><text:span text:style-name="T8">9</text:span><text:span text:style-name="T3"> | country</text:span><text:span text:style-name="T8">9</text:span><text:span text:style-name="T3"> | phone</text:span><text:span text:style-name="T8">9</text:span><text:span text:style-name="T3"> | test</text:span><text:span text:style-name="T8">9</text:span><text:span text:style-name="T3">@estore.com | </text:span><text:span text:style-name="T8">9</text:span><text:span text:style-name="T3"> | baddress</text:span><text:span text:style-name="T8">9</text:span><text:span text:style-name="T3"> | saddress</text:span><text:span text:style-name="T8">9</text:span><text:span text:style-name="T3"> | </text:span><text:span text:style-name="T12">2016-03-11 11:49:17 </text:span><text:span text:style-name="T13">| </text:span><text:span text:style-name="T3"><text:s text:c="2"/></text:span></text:p>
      <text:p text:style-name="P25">And <text:span text:style-name="T2">new user details for user id '9':</text:span></text:p>
      <text:p text:style-name="P8"><text:span text:style-name="T2">| id | </text:span><text:span text:style-name="T3">first_name</text:span><text:span text:style-name="T2"> | </text:span><text:span text:style-name="T3">last_name</text:span><text:span text:style-name="T2"> | </text:span><text:span text:style-name="T3">address</text:span><text:span text:style-name="T2"> | </text:span><text:span text:style-name="T3">city | state | postal_code | country | phone | email | user_id | billing_address | shipping_address | date_created |</text:span></text:p>
      <text:p text:style-name="P8"><text:span text:style-name="T2">| </text:span><text:span text:style-name="T8">9</text:span><text:span text:style-name="T2"> | </text:span><text:span text:style-name="T11">first5</text:span><text:span text:style-name="T2"> | </text:span><text:span text:style-name="T11">last5</text:span><text:span text:style-name="T2"> | </text:span><text:span text:style-name="T3">address</text:span><text:span text:style-name="T8">9</text:span><text:span text:style-name="T3"> | city</text:span><text:span text:style-name="T8">9</text:span><text:span text:style-name="T3"> | state</text:span><text:span text:style-name="T8">9</text:span><text:span text:style-name="T3"> | postalcode</text:span><text:span text:style-name="T8">9</text:span><text:span text:style-name="T3"> | country</text:span><text:span text:style-name="T8">9</text:span><text:span text:style-name="T3"> | phone</text:span><text:span text:style-name="T8">9</text:span><text:span text:style-name="T3"> | test</text:span><text:span text:style-name="T10">9</text:span><text:span text:style-name="T3">@estore.com | </text:span><text:span text:style-name="T8">9</text:span><text:span text:style-name="T3"> | baddress</text:span><text:span text:style-name="T8">9</text:span><text:span text:style-name="T3"> | saddress</text:span><text:span text:style-name="T8">9</text:span><text:span text:style-name="T3"> | </text:span><text:span text:style-name="T12">2016-03-11 11:49:17 </text:span><text:span text:style-name="T13">| </text:span><text:span text:style-name="T3"><text:s text:c="2"/></text:span></text:p>
      <text:p text:style-name="P28"><text:span text:style-name="T14">When </text:span><text:span text:style-name="T15">I send a PUT request to the user url '/api/v1/users/9/'</text:span></text:p>
      <text:p text:style-name="P27"><text:span text:style-name="T14">Then</text:span><text:span text:style-name="T15"> I get the '200' response</text:span></text:p>
      <text:p text:style-name="P27"><text:span text:style-name="T14">And </text:span><text:span text:style-name="T15">I should get a user field 'status' containing 'ok'</text:span></text:p>
      <text:p text:style-name="P3"/>
      <text:p text:style-name="P1"/>
      <text:p text:style-name="P1">Scenario: Get Customer</text:p>
      <text:p text:style-name="P5"><text:bookmark-start text:name="__DdeLink__1322_735367129"/>Given <text:span text:style-name="T3">customer</text:span><text:span text:style-name="T2"> id '1' is in the system</text:span></text:p>
      <text:p text:style-name="P5">When <text:span text:style-name="T2">I retrieve the </text:span><text:span text:style-name="T3">customer id</text:span><text:span text:style-name="T2"> '1'</text:span></text:p>
      <text:p text:style-name="P5">Then <text:span text:style-name="T2">I get the '200' response</text:span></text:p>
      <text:p text:style-name="P5">And <text:span text:style-name="T2">the following user details are shown:</text:span></text:p>
      <text:p text:style-name="P5"><text:span text:style-name="T2">| id | </text:span><text:span text:style-name="T3">first_name</text:span><text:span text:style-name="T2"> | </text:span><text:span text:style-name="T3">last_name</text:span><text:span text:style-name="T2"> | </text:span><text:span text:style-name="T3">address</text:span><text:span text:style-name="T2"> | </text:span><text:span text:style-name="T3">city | state | postal_code | country | phone | email | user_id | billing_address | shipping_address | date_created |</text:span></text:p>
      <text:p text:style-name="P5"><text:span text:style-name="T2">| 1 | </text:span><text:span text:style-name="T3">first1</text:span><text:span text:style-name="T2"> | </text:span><text:span text:style-name="T3">last1</text:span><text:span text:style-name="T2"> | </text:span><text:span text:style-name="T3">address1 | city1 | state1 | postalcode1 | country1 | phone1 | test@estore.com | 1 | baddress1 | saddress1 | </text:span><text:span text:style-name="T12">2016-03-11 11:49:17 </text:span><text:span text:style-name="T13">| </text:span><text:span text:style-name="T3"><text:s text:c="2"/></text:span><text:bookmark-end text:name="__DdeLink__1322_735367129"/></text:p>
      <text:p text:style-name="P2"/>
      <text:p text:style-name="P1">Scenario: Get Customer not in <text:span text:style-name="T17">the</text:span> Database</text:p>
      <text:p text:style-name="P10"><text:bookmark-start text:name="__DdeLink__1324_735367129"/><text:soft-page-break/>Given <text:span text:style-name="T2">I access the user url '/api/v1/</text:span><text:span text:style-name="T4">customer</text:span><text:span text:style-name="T2">/2/'</text:span></text:p>
      <text:p text:style-name="P10">When <text:span text:style-name="T2">I retrieve the user JSON result</text:span></text:p>
      <text:p text:style-name="P10">Then <text:span text:style-name="T2">I should get the '200' response</text:span></text:p>
      <text:p text:style-name="P10">And <text:span text:style-name="T2">it should have a </text:span><text:span text:style-name="T5">customer</text:span><text:span text:style-name="T2"> field 'status' containing 'ok'</text:span></text:p>
      <text:p text:style-name="P10">And<text:span text:style-name="T2"> it should have a </text:span><text:span text:style-name="T5">customer </text:span><text:span text:style-name="T2">field 'message' containing 'No entries found'</text:span></text:p>
      <text:p text:style-name="P10">And<text:span text:style-name="T2"> it should have a </text:span><text:span text:style-name="T5">customer</text:span><text:span text:style-name="T2"> field 'count' containing '0'</text:span></text:p>
      <text:p text:style-name="P10">And<text:span text:style-name="T2"> it should have an empty field 'entries'</text:span><text:bookmark-end text:name="__DdeLink__1324_735367129"/></text:p>
      <text:p text:style-name="P11"/>
      <text:p text:style-name="P11"/>
      <text:p text:style-name="P11"/>
      <text:p text:style-name="P34"/>
      <text:p text:style-name="P12">Use Cases</text:p>
      <text:p text:style-name="P38"><text:span text:style-name="T18">N</text:span>ame: Sign up</text:p>
      <text:p text:style-name="P39">Actor: <text:span text:style-name="T22">User</text:span></text:p>
      <text:p text:style-name="P39">Pre-Condition: <text:span text:style-name="T22">User</text:span> hasn't signed up</text:p>
      <text:p text:style-name="P39">Post-Condition: The <text:span text:style-name="T23">user</text:span>'s account will be recorded in the database</text:p>
      <text:p text:style-name="P39">Main Course:</text:p>
      <text:p text:style-name="P39">1. the <text:span text:style-name="T22">user</text:span> clicks the sign up button</text:p>
      <text:p text:style-name="P39">2. The <text:span text:style-name="T22">user</text:span> will be redirected to the signup page</text:p>
      <text:p text:style-name="P39">3. The <text:span text:style-name="T22">user</text:span> fills up the signup form <text:span text:style-name="T19">with the information on 'username' 'password' and 'email'</text:span></text:p>
      <text:p text:style-name="P39">4. The <text:span text:style-name="T22">user</text:span> clicks the submit button</text:p>
      <text:p text:style-name="P39">Exception: If the <text:span text:style-name="T18">customer</text:span> has an invalid entry. Go back to 3</text:p>
      <text:p text:style-name="P39">5. A prompt will show that the <text:span text:style-name="T18">customer</text:span> is successful in signing up</text:p>
      <text:p text:style-name="P35">6. Exit</text:p>
      <text:p text:style-name="P35"/>
      <text:p text:style-name="P36">Name: Make Customer</text:p>
      <text:p text:style-name="P36">Actor: User</text:p>
      <text:p text:style-name="P37">Pre-Condtion: The User haven't bought anything in the site</text:p>
      <text:p text:style-name="P37">Post-Condition: The User's account will be recorded as a customer in the site</text:p>
      <text:p text:style-name="P37">Main Course:</text:p>
      <text:p text:style-name="P37">1. The User checkout his cart</text:p>
      <text:p text:style-name="P37">2. The User successfully paid for his items using the payment options</text:p>
      <text:p text:style-name="P37"><text:tab/><text:span text:style-name="T24">2.1 If its the user's first time buying then a prompt will show showing that he is now a customer <text:tab/>of the site</text:span></text:p>
      <text:p text:style-name="P37">3. 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9:08:35.692722336</meta:creation-date>
    <dc:date>2016-03-18T20:17:41.643098669</dc:date>
    <meta:editing-duration>PT1H6M48S</meta:editing-duration>
    <meta:editing-cycles>34</meta:editing-cycles>
    <meta:generator>LibreOffice/4.2.8.2$Linux_X86_64 LibreOffice_project/420m0$Build-2</meta:generator>
    <meta:document-statistic meta:table-count="0" meta:image-count="0" meta:object-count="0" meta:page-count="3" meta:paragraph-count="105" meta:word-count="1046" meta:character-count="5580" meta:non-whitespace-character-count="4618"/>
  </office:meta>
</office:document-meta>
</file>